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91235" officeooo:paragraph-rsid="00091235"/>
    </style:style>
    <style:style style:name="P2" style:family="paragraph" style:parent-style-name="Text_20_body">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style:style>
    <style:style style:name="P3" style:family="paragraph" style:parent-style-name="Heading_20_3">
      <style:paragraph-properties fo:margin-left="0in" fo:margin-right="0in" fo:margin-top="0in" fo:margin-bottom="0in" loext:contextual-spacing="false" fo:line-height="160%" fo:orphans="2" fo:widows="2" fo:text-indent="0in" style:auto-text-indent="false" fo:padding="0in" fo:border="none"/>
    </style:style>
    <style:style style:name="P4" style:family="paragraph" style:parent-style-name="Standard">
      <style:text-properties officeooo:rsid="00091235" officeooo:paragraph-rsid="00091235"/>
    </style:style>
    <style:style style:name="P5" style:family="paragraph" style:parent-style-name="Standard">
      <style:text-properties officeooo:rsid="00091235" officeooo:paragraph-rsid="0009d712"/>
    </style:style>
    <style:style style:name="P6" style:family="paragraph" style:parent-style-name="Standard">
      <style:text-properties fo:font-weight="bold" officeooo:rsid="00091235" officeooo:paragraph-rsid="00091235" style:font-weight-asian="bold" style:font-weight-complex="bold"/>
    </style:style>
    <style:style style:name="P7" style:family="paragraph" style:parent-style-name="Standard">
      <style:text-properties officeooo:rsid="0009d712" officeooo:paragraph-rsid="0009d712"/>
    </style:style>
    <style:style style:name="P8" style:family="paragraph" style:parent-style-name="Standard">
      <style:text-properties fo:font-variant="normal" fo:text-transform="none" fo:color="#222222" style:font-name="sans-serif" fo:font-size="10.5pt" fo:letter-spacing="normal" fo:font-style="normal" fo:font-weight="normal" officeooo:rsid="000a3acd" officeooo:paragraph-rsid="000a3acd"/>
    </style:style>
    <style:style style:name="P9" style:family="paragraph" style:parent-style-name="Standard">
      <style:text-properties fo:font-variant="normal" fo:text-transform="none" fo:color="#222222" style:font-name="sans-serif" fo:font-size="10.5pt" fo:letter-spacing="normal" fo:font-style="normal" fo:font-weight="normal" officeooo:rsid="000a3c6b" officeooo:paragraph-rsid="000a3c6b"/>
    </style:style>
    <style:style style:name="P10" style:family="paragraph" style:parent-style-name="Standard">
      <style:text-properties fo:font-variant="normal" fo:text-transform="none" fo:color="#222222" style:font-name="sans-serif" fo:font-size="10.5pt" fo:letter-spacing="normal" fo:font-style="normal" fo:font-weight="normal" officeooo:rsid="000ac64d" officeooo:paragraph-rsid="000ac64d"/>
    </style:style>
    <style:style style:name="P11" style:family="paragraph" style:parent-style-name="Standard">
      <style:text-properties fo:font-variant="normal" fo:text-transform="none" fo:color="#222222" style:font-name="sans-serif" fo:font-size="10.5pt" fo:letter-spacing="normal" fo:font-style="normal" fo:font-weight="normal" officeooo:rsid="000b6dd4" officeooo:paragraph-rsid="000b6dd4"/>
    </style:style>
    <style:style style:name="P12" style:family="paragraph" style:parent-style-name="Standard">
      <style:text-properties fo:font-variant="normal" fo:text-transform="none" fo:color="#222222" style:font-name="sans-serif" fo:font-size="10.5pt" fo:letter-spacing="normal" fo:font-style="normal" fo:font-weight="normal" officeooo:rsid="000ba855" officeooo:paragraph-rsid="000ba855"/>
    </style:style>
    <style:style style:name="P13" style:family="paragraph" style:parent-style-name="Standard">
      <style:text-properties fo:font-variant="normal" fo:text-transform="none" fo:color="#222222" style:font-name="sans-serif" fo:font-size="10.5pt" fo:letter-spacing="normal" fo:font-style="normal" fo:font-weight="normal" officeooo:rsid="000ba855" officeooo:paragraph-rsid="000e546f"/>
    </style:style>
    <style:style style:name="P14" style:family="paragraph" style:parent-style-name="Standard">
      <style:text-properties fo:font-variant="normal" fo:text-transform="none" fo:color="#222222" style:font-name="sans-serif" fo:font-size="10.5pt" fo:letter-spacing="normal" fo:font-style="normal" fo:font-weight="normal" officeooo:rsid="000bf0a1" officeooo:paragraph-rsid="000bf0a1" style:font-size-asian="13pt" style:font-weight-asian="bold" style:font-size-complex="13pt" style:font-weight-complex="bold"/>
    </style:style>
    <style:style style:name="P15" style:family="paragraph" style:parent-style-name="Standard">
      <style:text-properties fo:font-variant="normal" fo:text-transform="none" fo:color="#222222" style:font-name="sans-serif" fo:font-size="10.5pt" fo:letter-spacing="normal" fo:font-style="normal" fo:font-weight="normal" officeooo:rsid="000ba855" officeooo:paragraph-rsid="000e546f" style:font-size-asian="13pt" style:font-weight-asian="bold" style:font-size-complex="13pt" style:font-weight-complex="bold"/>
    </style:style>
    <style:style style:name="P16" style:family="paragraph" style:parent-style-name="Standard">
      <style:text-properties fo:font-variant="normal" fo:text-transform="none" fo:color="#222222" style:font-name="sans-serif" fo:font-size="10.5pt" fo:letter-spacing="normal" fo:font-style="normal" fo:font-weight="normal" officeooo:rsid="000ba855" officeooo:paragraph-rsid="00109635" style:font-size-asian="13pt" style:font-weight-asian="bold" style:font-size-complex="13pt" style:font-weight-complex="bold"/>
    </style:style>
    <style:style style:name="P17" style:family="paragraph" style:parent-style-name="Standard">
      <style:text-properties fo:font-variant="normal" fo:text-transform="none" fo:color="#222222" style:font-name="sans-serif" fo:font-size="13pt" fo:letter-spacing="normal" fo:font-style="normal" fo:font-weight="bold" officeooo:rsid="000b6dd4" officeooo:paragraph-rsid="000b6dd4" style:font-size-asian="13pt" style:font-weight-asian="bold" style:font-size-complex="13pt" style:font-weight-complex="bold"/>
    </style:style>
    <style:style style:name="P18" style:family="paragraph" style:parent-style-name="Standard">
      <style:text-properties fo:font-variant="normal" fo:text-transform="none" fo:color="#222222" style:font-name="sans-serif" fo:font-size="13pt" fo:letter-spacing="normal" fo:font-style="normal" fo:font-weight="bold" officeooo:rsid="000ac64d" officeooo:paragraph-rsid="000ac64d" style:font-size-asian="13pt" style:font-weight-asian="bold" style:font-size-complex="13pt" style:font-weight-complex="bold"/>
    </style:style>
    <style:style style:name="P19" style:family="paragraph" style:parent-style-name="Standard">
      <style:text-properties fo:font-variant="normal" fo:text-transform="none" fo:color="#222222" style:font-name="sans-serif" fo:font-size="13pt" fo:letter-spacing="normal" fo:font-style="normal" fo:font-weight="bold" officeooo:rsid="000ac64d" officeooo:paragraph-rsid="000b6dd4" style:font-size-asian="13pt" style:font-weight-asian="bold" style:font-size-complex="13pt" style:font-weight-complex="bold"/>
    </style:style>
    <style:style style:name="P20" style:family="paragraph" style:parent-style-name="Standard">
      <style:text-properties fo:font-variant="normal" fo:text-transform="none" fo:color="#222222" style:font-name="sans-serif" fo:font-size="13pt" fo:letter-spacing="normal" fo:font-style="normal" fo:font-weight="bold" officeooo:rsid="000a3acd" officeooo:paragraph-rsid="000a3acd" style:font-size-asian="13pt" style:font-weight-asian="bold" style:font-size-complex="13pt" style:font-weight-complex="bold"/>
    </style:style>
    <style:style style:name="P21" style:family="paragraph" style:parent-style-name="Standard">
      <style:text-properties fo:font-variant="normal" fo:text-transform="none" fo:color="#222222" style:font-name="sans-serif" fo:font-size="13pt" fo:letter-spacing="normal" fo:font-style="normal" fo:font-weight="bold" officeooo:rsid="000bf0a1" officeooo:paragraph-rsid="000bf0a1" style:font-size-asian="13pt" style:font-weight-asian="bold" style:font-size-complex="13pt" style:font-weight-complex="bold"/>
    </style:style>
    <style:style style:name="P22" style:family="paragraph" style:parent-style-name="Standard">
      <style:text-properties fo:font-variant="normal" fo:text-transform="none" fo:color="#222222" style:font-name="sans-serif" fo:font-size="13pt" fo:letter-spacing="normal" fo:font-style="normal" fo:font-weight="bold" officeooo:rsid="000ba855" officeooo:paragraph-rsid="000ba855" style:font-size-asian="13pt" style:font-weight-asian="bold" style:font-size-complex="13pt" style:font-weight-complex="bold"/>
    </style:style>
    <style:style style:name="P23" style:family="paragraph" style:parent-style-name="Standard">
      <style:text-properties fo:font-variant="normal" fo:text-transform="none" fo:color="#222222" style:font-name="sans-serif" fo:font-size="13pt" fo:letter-spacing="normal" fo:font-style="normal" fo:font-weight="bold" officeooo:rsid="000e546f" officeooo:paragraph-rsid="000e546f" style:font-size-asian="13pt" style:font-weight-asian="bold" style:font-size-complex="13pt" style:font-weight-complex="bold"/>
    </style:style>
    <style:style style:name="P24" style:family="paragraph" style:parent-style-name="Standard">
      <style:text-properties fo:font-variant="normal" fo:text-transform="none" fo:color="#222222" style:font-name="sans-serif" fo:font-size="13pt" fo:letter-spacing="normal" fo:font-style="normal" fo:font-weight="bold" officeooo:rsid="000e6499" officeooo:paragraph-rsid="000e6499" style:font-size-asian="13pt" style:font-weight-asian="bold" style:font-size-complex="13pt" style:font-weight-complex="bold"/>
    </style:style>
    <style:style style:name="P25" style:family="paragraph" style:parent-style-name="Standard">
      <style:text-properties fo:font-variant="normal" fo:text-transform="none" fo:color="#222222" style:font-name="sans-serif" fo:font-size="13pt" fo:letter-spacing="normal" fo:font-style="normal" fo:font-weight="bold" officeooo:rsid="000e546f" officeooo:paragraph-rsid="000e546f" fo:background-color="#ffff00" style:font-size-asian="13pt" style:font-weight-asian="bold" style:font-size-complex="13pt" style:font-weight-complex="bold"/>
    </style:style>
    <style:style style:name="P26" style:family="paragraph" style:parent-style-name="Standard">
      <style:text-properties fo:font-variant="normal" fo:text-transform="none" fo:color="#800000" style:text-line-through-style="none" style:text-line-through-type="none" style:font-name="sans-serif" fo:font-size="13pt" fo:letter-spacing="normal" fo:font-style="normal" style:text-underline-style="none" fo:font-weight="bold" officeooo:rsid="000d3c87" officeooo:paragraph-rsid="000d3c87" style:text-blinking="false" style:font-size-asian="13pt" style:font-weight-asian="bold" style:font-size-complex="13pt" style:font-weight-complex="bold"/>
    </style:style>
    <style:style style:name="P27" style:family="paragraph" style:parent-style-name="Standard">
      <style:text-properties fo:font-variant="normal" fo:text-transform="none" fo:color="#800000" style:text-line-through-style="none" style:text-line-through-type="none" style:font-name="sans-serif" fo:font-size="13pt" fo:letter-spacing="normal" fo:font-style="normal" style:text-underline-style="none" fo:font-weight="bold" officeooo:rsid="000e546f" officeooo:paragraph-rsid="000e546f" style:text-blinking="false" style:font-size-asian="13pt" style:font-weight-asian="bold" style:font-size-complex="13pt" style:font-weight-complex="bold"/>
    </style:style>
    <style:style style:name="P28" style:family="paragraph" style:parent-style-name="Standard">
      <style:text-properties fo:font-variant="normal" fo:text-transform="none" fo:color="#800000" style:font-name="sans-serif" fo:font-size="13pt" fo:letter-spacing="normal" fo:font-style="normal" fo:font-weight="bold" officeooo:rsid="000ba855" officeooo:paragraph-rsid="000ba855" style:font-size-asian="13pt" style:font-weight-asian="bold" style:font-size-complex="13pt" style:font-weight-complex="bold"/>
    </style:style>
    <style:style style:name="P29" style:family="paragraph" style:parent-style-name="Standard">
      <style:text-properties fo:font-variant="normal" fo:text-transform="none" fo:color="#800000" style:font-name="sans-serif" fo:font-size="13pt" fo:letter-spacing="normal" fo:font-style="normal" fo:font-weight="bold" officeooo:rsid="000ba855" officeooo:paragraph-rsid="000e6499" style:font-size-asian="13pt" style:font-weight-asian="bold" style:font-size-complex="13pt" style:font-weight-complex="bold"/>
    </style:style>
    <style:style style:name="P30" style:family="paragraph" style:parent-style-name="Standard">
      <style:text-properties fo:font-variant="normal" fo:text-transform="none" fo:color="#800000" style:font-name="sans-serif" fo:font-size="13pt" fo:letter-spacing="normal" fo:font-style="normal" fo:font-weight="bold" officeooo:rsid="000ba855" officeooo:paragraph-rsid="000e546f" fo:background-color="transparent" style:font-size-asian="13pt" style:font-weight-asian="bold" style:font-size-complex="13pt" style:font-weight-complex="bold"/>
    </style:style>
    <style:style style:name="P31" style:family="paragraph" style:parent-style-name="Standard">
      <style:text-properties fo:font-size="13pt" fo:font-weight="bold" officeooo:rsid="00091235" officeooo:paragraph-rsid="00091235" style:font-size-asian="13pt" style:font-weight-asian="bold" style:font-size-complex="13pt" style:font-weight-complex="bold"/>
    </style:style>
    <style:style style:name="P32" style:family="paragraph" style:parent-style-name="Standard">
      <style:text-properties fo:color="#800000" fo:font-size="13pt" fo:font-weight="bold" officeooo:rsid="000d3c87" officeooo:paragraph-rsid="000d3c87" style:font-size-asian="13pt" style:font-weight-asian="bold" style:font-size-complex="13pt" style:font-weight-complex="bold"/>
    </style:style>
    <style:style style:name="P33" style:family="paragraph" style:parent-style-name="Text_20_body">
      <style:paragraph-properties fo:margin-top="0in" fo:margin-bottom="0in" loext:contextual-spacing="false" fo:line-height="100%" fo:orphans="2" fo:widows="2" fo:padding="0in" fo:border="none"/>
      <style:text-properties fo:font-variant="normal" fo:text-transform="none" fo:color="#222222" style:text-line-through-style="none" style:text-line-through-type="none" style:font-name="sans-serif" fo:font-size="10.5pt" fo:letter-spacing="normal" fo:font-style="normal" style:text-underline-style="none" fo:font-weight="normal" officeooo:rsid="00109635" officeooo:paragraph-rsid="00109635" style:text-blinking="false" style:font-size-asian="13pt" style:font-weight-asian="bold" style:font-size-complex="13pt" style:font-weight-complex="bold"/>
    </style:style>
    <style:style style:name="P34" style:family="paragraph" style:parent-style-name="Text_20_body">
      <style:paragraph-properties fo:margin-top="0in" fo:margin-bottom="0in" loext:contextual-spacing="false" fo:line-height="100%" fo:orphans="2" fo:widows="2" fo:padding="0in" fo:border="none"/>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P35" style:family="paragraph" style:parent-style-name="Text_20_body">
      <style:paragraph-properties fo:margin-top="0in" fo:margin-bottom="0in" loext:contextual-spacing="false" fo:line-height="100%" fo:orphans="2" fo:widows="2" fo:padding="0in" fo:border="none"/>
      <style:text-properties fo:font-variant="normal" fo:text-transform="none" fo:color="#0b0080" style:text-line-through-style="none" style:text-line-through-type="none" style:font-name="sans-serif" fo:font-size="8.25pt" fo:letter-spacing="normal" fo:font-style="normal" style:text-underline-style="none" fo:font-weight="normal" officeooo:rsid="000a3acd" officeooo:paragraph-rsid="000a3acd" style:text-blinking="false"/>
    </style:style>
    <style:style style:name="P36" style:family="paragraph" style:parent-style-name="Text_20_body">
      <style:paragraph-properties fo:margin-top="0in" fo:margin-bottom="0in" loext:contextual-spacing="false" fo:line-height="100%" fo:orphans="2" fo:widows="2" fo:padding="0in" fo:border="none"/>
      <style:text-properties fo:font-variant="normal" fo:text-transform="none" fo:color="#800000" style:text-line-through-style="none" style:text-line-through-type="none" style:font-name="sans-serif" fo:font-size="13pt" fo:letter-spacing="normal" fo:font-style="normal" style:text-underline-style="none" fo:font-weight="bold" officeooo:rsid="000d3c87" officeooo:paragraph-rsid="000d3c87" style:text-blinking="false" style:font-size-asian="13pt" style:font-weight-asian="bold" style:font-size-complex="13pt" style:font-weight-complex="bold"/>
    </style:style>
    <style:style style:name="P37" style:family="paragraph" style:parent-style-name="Standard">
      <style:paragraph-properties fo:margin-top="0in" fo:margin-bottom="0in" loext:contextual-spacing="false" fo:line-height="100%" fo:orphans="2" fo:widows="2" fo:padding="0in" fo:border="none"/>
      <style:text-properties fo:font-variant="normal" fo:text-transform="none" fo:color="#222222" style:text-line-through-style="none" style:text-line-through-type="none" style:font-name="sans-serif" fo:font-size="10.5pt" fo:letter-spacing="normal" fo:font-style="normal" style:text-underline-style="none" fo:font-weight="normal" officeooo:rsid="000f6664" officeooo:paragraph-rsid="000f6664" style:text-blinking="false" style:font-size-asian="13pt" style:font-weight-asian="bold" style:font-size-complex="13pt" style:font-weight-complex="bold"/>
    </style:style>
    <style:style style:name="P38"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0.5pt" fo:letter-spacing="normal" fo:font-style="normal" fo:font-weight="normal"/>
    </style:style>
    <style:style style:name="P39" style:family="paragraph" style:parent-style-name="Text_20_body" style:list-style-name="L1">
      <style:paragraph-properties fo:margin-top="0in" fo:margin-bottom="0in" loext:contextual-spacing="false" fo:orphans="2" fo:widows="2" fo:padding="0in" fo:border="none"/>
      <style:text-properties fo:font-variant="normal" fo:text-transform="none" fo:color="#222222" style:font-name="sans-serif" fo:font-size="10.5pt" fo:letter-spacing="normal" fo:font-style="normal" fo:font-weight="normal"/>
    </style:style>
    <style:style style:name="P40" style:family="paragraph" style:parent-style-name="Text_20_body" style:list-style-name="L2">
      <style:paragraph-properties fo:margin-top="0in" fo:margin-bottom="0in" loext:contextual-spacing="false" fo:line-height="100%" fo:orphans="2" fo:widows="2" fo:padding="0in" fo:border="none"/>
      <style:text-properties fo:font-variant="normal" fo:text-transform="none" fo:color="#222222" style:text-line-through-style="none" style:text-line-through-type="none" style:font-name="sans-serif" fo:font-size="10.5pt" fo:letter-spacing="normal" fo:font-style="normal" style:text-underline-style="none" fo:font-weight="normal" officeooo:rsid="000f6664" officeooo:paragraph-rsid="000f6664" style:text-blinking="false" style:font-size-asian="13pt" style:font-weight-asian="bold" style:font-size-complex="13pt" style:font-weight-complex="bold"/>
    </style:style>
    <style:style style:name="P41" style:family="paragraph" style:parent-style-name="Text_20_body" style:list-style-name="L1">
      <style:paragraph-properties fo:margin-top="0in" fo:margin-bottom="0in" loext:contextual-spacing="false" fo:orphans="2" fo:widows="2" fo:padding="0in" fo:border="none"/>
    </style:style>
    <style:style style:name="P42" style:family="paragraph" style:parent-style-name="Text_20_body" style:list-style-name="L1">
      <style:paragraph-properties fo:margin-top="0in" fo:margin-bottom="0in" loext:contextual-spacing="false" fo:line-height="100%" fo:orphans="2" fo:widows="2" fo:padding="0in" fo:border="none"/>
    </style:style>
    <style:style style:name="P43" style:family="paragraph" style:parent-style-name="Standard">
      <style:text-properties fo:font-variant="normal" fo:text-transform="none" fo:color="#800000" style:text-line-through-style="none" style:text-line-through-type="none" style:font-name="sans-serif" fo:font-size="13pt" fo:letter-spacing="normal" fo:font-style="normal" style:text-underline-style="none" fo:font-weight="bold" officeooo:rsid="000d3c87" officeooo:paragraph-rsid="0016604a" style:text-blinking="false" style:font-size-asian="13pt" style:font-weight-asian="bold" style:font-size-complex="13pt" style:font-weight-complex="bold"/>
    </style:style>
    <style:style style:name="P44" style:family="paragraph" style:parent-style-name="Standard">
      <style:text-properties fo:font-variant="normal" fo:text-transform="none" fo:color="#222222" style:text-line-through-style="solid" style:text-line-through-type="single" style:font-name="sans-serif" fo:font-size="13pt" fo:letter-spacing="normal" fo:font-style="normal" fo:font-weight="bold" officeooo:rsid="00109635" officeooo:paragraph-rsid="00109635" fo:background-color="transparent" style:font-size-asian="13pt" style:font-weight-asian="bold" style:font-size-complex="13pt" style:font-weight-complex="bold"/>
    </style:style>
    <style:style style:name="P45" style:family="paragraph" style:parent-style-name="Standard">
      <style:text-properties fo:font-variant="normal" fo:text-transform="none" fo:color="#222222" style:font-name="sans-serif" fo:font-size="10.5pt" fo:letter-spacing="normal" fo:font-style="normal" fo:font-weight="normal" officeooo:rsid="000bf0a1" officeooo:paragraph-rsid="000bf0a1" style:font-size-asian="13pt" style:font-weight-asian="bold" style:font-size-complex="13pt" style:font-weight-complex="bold"/>
    </style:style>
    <style:style style:name="P46" style:family="paragraph" style:parent-style-name="Standard">
      <style:text-properties fo:font-variant="normal" fo:text-transform="none" fo:color="#222222" style:font-name="sans-serif" fo:font-size="10.5pt" fo:letter-spacing="normal" fo:font-style="normal" fo:font-weight="normal" officeooo:rsid="000bf0a1" officeooo:paragraph-rsid="00194bdb" style:font-size-asian="13pt" style:font-weight-asian="bold" style:font-size-complex="13pt" style:font-weight-complex="bold"/>
    </style:style>
    <style:style style:name="P47" style:family="paragraph" style:parent-style-name="Standard">
      <style:text-properties fo:font-variant="normal" fo:text-transform="none" fo:color="#222222" style:font-name="sans-serif" fo:font-size="10.5pt" fo:letter-spacing="normal" fo:font-style="normal" fo:font-weight="bold" officeooo:rsid="000bf0a1" officeooo:paragraph-rsid="000bf0a1" style:font-size-asian="13pt" style:font-weight-asian="bold" style:font-size-complex="13pt" style:font-weight-complex="bold"/>
    </style:style>
    <style:style style:name="P48" style:family="paragraph" style:parent-style-name="Standard">
      <style:text-properties officeooo:paragraph-rsid="0017b55d"/>
    </style:style>
    <style:style style:name="T1" style:family="text">
      <style:text-properties fo:font-variant="normal" fo:text-transform="none" fo:color="#222222" style:font-name="sans-serif" fo:font-size="10.5pt" fo:letter-spacing="normal" fo:font-style="normal" fo:font-weight="normal"/>
    </style:style>
    <style:style style:name="T2" style:family="text">
      <style:text-properties fo:font-variant="normal" fo:text-transform="none" fo:color="#222222" style:font-name="sans-serif" fo:font-size="10.5pt" fo:letter-spacing="normal" fo:font-style="normal" fo:font-weight="normal" officeooo:rsid="0017b55d" style:font-size-asian="13pt" style:font-weight-asian="bold" style:font-size-complex="13pt" style:font-weight-complex="bold"/>
    </style:style>
    <style:style style:name="T3" style:family="text">
      <style:text-properties fo:font-variant="normal" fo:text-transform="none" fo:color="#222222" fo:letter-spacing="normal"/>
    </style:style>
    <style:style style:name="T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6"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style>
    <style:style style:name="T8" style:family="text">
      <style:text-properties fo:font-variant="normal" fo:text-transform="none" fo:color="#000000" style:font-name="sans-serif" fo:letter-spacing="normal" fo:font-style="normal" fo:font-weight="bold"/>
    </style:style>
    <style:style style:name="T9" style:family="text">
      <style:text-properties fo:font-variant="normal" fo:text-transform="none" fo:color="#555555" style:font-name="sans-serif" fo:font-size="12pt" fo:letter-spacing="normal" fo:font-style="normal" fo:font-weight="normal"/>
    </style:style>
    <style:style style:name="T10" style:family="text">
      <style:text-properties fo:color="#0b0080" style:text-line-through-style="none" style:text-line-through-type="none" style:font-name="sans-serif" fo:font-size="10.5pt" fo:letter-spacing="normal" fo:font-style="italic" style:text-underline-style="none" fo:font-weight="normal" style:text-blinking="false"/>
    </style:style>
    <style:style style:name="T11" style:family="text">
      <style:text-properties officeooo:rsid="000a3c6b"/>
    </style:style>
    <style:style style:name="T12" style:family="text">
      <style:text-properties officeooo:rsid="000b6dd4"/>
    </style:style>
    <style:style style:name="T13" style:family="text">
      <style:text-properties officeooo:rsid="000d3c87"/>
    </style:style>
    <style:style style:name="T14" style:family="text">
      <style:text-properties officeooo:rsid="000e546f"/>
    </style:style>
    <style:style style:name="T15" style:family="text">
      <style:text-properties officeooo:rsid="000e6499"/>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2">1. Intruduction</text:p>
      <text:p text:style-name="P32"><text:tab/>1.1 about the company</text:p>
      <text:p text:style-name="P32">1.1.1 Introduction to the company</text:p>
      <text:p text:style-name="P32">1.1.2 Quality policy</text:p>
      <text:p text:style-name="P32">1.1.3 Communication</text:p>
      <text:p text:style-name="P32">1.1.4 Resources</text:p>
      <text:p text:style-name="P31">About tcs</text:p>
      <text:p text:style-name="P4"/>
      <text:p text:style-name="P4"/>
      <text:p text:style-name="P4">By a division of Tata Sons Limited, TCS was established in 1968</text:p>
      <text:p text:style-name="P4"><text:span text:style-name="T3"> ‘</text:span><text:span text:style-name="T1">Big 4’ most valuable IT services brands worldwide</text:span> </text:p>
      <text:p text:style-name="P4"><text:span text:style-name="T1">TCS alone generates 70% revenues of its parent company, </text:span><text:a xlink:type="simple" xlink:href="https://en.wikipedia.org/wiki/Tata_Sons" text:style-name="Internet_20_link" text:visited-style-name="Visited_20_Internet_20_Link"><text:span text:style-name="T5">Tata Sons</text:span></text:a><text:span text:style-name="T1">.</text:span><text:bookmark text:name="cite_ref-9"/><text:a xlink:type="simple" xlink:href="https://en.wikipedia.org/wiki/Tata_Consultancy_Services#cite_note-9" text:style-name="Internet_20_link" text:visited-style-name="Visited_20_Internet_20_Link">[9]</text:a><text:bookmark text:name="cite_ref-10"/><text:a xlink:type="simple" xlink:href="https://en.wikipedia.org/wiki/Tata_Consultancy_Services#cite_note-10" text:style-name="Internet_20_link" text:visited-style-name="Visited_20_Internet_20_Link">[10]</text:a><text:span text:style-name="T3"> </text:span><text:span text:style-name="T1">In 2015, TCS is ranked 64th overall in the </text:span><text:a xlink:type="simple" xlink:href="https://en.wikipedia.org/wiki/Forbes" text:style-name="Internet_20_link" text:visited-style-name="Visited_20_Internet_20_Link"><text:span text:style-name="T10">Forbes</text:span></text:a><text:span text:style-name="T3"> </text:span><text:span text:style-name="T1">World's Most Innovative Companies ranking, making it both the highest-ranked IT services company and the top Indian company.</text:span><text:bookmark text:name="cite_ref-11"/><text:a xlink:type="simple" xlink:href="https://en.wikipedia.org/wiki/Tata_Consultancy_Services#cite_note-11" text:style-name="Internet_20_link" text:visited-style-name="Visited_20_Internet_20_Link"><text:span text:style-name="T6">[11]</text:span></text:a><text:span text:style-name="T3"> </text:span><text:span text:style-name="T1">It is the world's 10th largest IT services provider by revenue.</text:span><text:bookmark text:name="cite_ref-12"/><text:a xlink:type="simple" xlink:href="https://en.wikipedia.org/wiki/Tata_Consultancy_Services#cite_note-12" text:style-name="Internet_20_link" text:visited-style-name="Visited_20_Internet_20_Link"><text:span text:style-name="T6">[12]</text:span></text:a><text:span text:style-name="T3"> </text:span><text:span text:style-name="T1">As of December 2015, it is ranked 10th on the </text:span><text:a xlink:type="simple" xlink:href="https://en.wikipedia.org/wiki/Fortune_India_500" text:style-name="Internet_20_link" text:visited-style-name="Visited_20_Internet_20_Link"><text:span text:style-name="T5">Fortune India 500</text:span></text:a><text:span text:style-name="T3"> </text:span><text:span text:style-name="T1">list.</text:span><text:bookmark text:name="cite_ref-13"/><text:a xlink:type="simple" xlink:href="https://en.wikipedia.org/wiki/Tata_Consultancy_Services#cite_note-13" text:style-name="Internet_20_link" text:visited-style-name="Visited_20_Internet_20_Link"><text:span text:style-name="T6">[13]</text:span></text:a> </text:p>
      <text:p text:style-name="P4"/>
      <text:p text:style-name="P7">more than 3,50,000 employees</text:p>
      <text:p text:style-name="P7"/>
      <text:p text:style-name="P5"><text:span text:style-name="T1">TCS has 289 offices across 46 countries and 147 delivery centers in 21 countries.</text:span><text:bookmark text:name="cite_ref-TCS_Investor_FAQs_5-1"/><text:a xlink:type="simple" xlink:href="https://en.wikipedia.org/wiki/Tata_Consultancy_Services#cite_note-TCS_Investor_FAQs-5" text:style-name="Internet_20_link" text:visited-style-name="Visited_20_Internet_20_Link"><text:span text:style-name="T6">[5]</text:span></text:a><text:span text:style-name="T3"> </text:span><text:span text:style-name="T1">At the same date TCS had a total of 58 subsidiary companies.</text:span> </text:p>
      <text:p text:style-name="P5"/>
      <text:p text:style-name="P4"/>
      <text:p text:style-name="P6">products and services</text:p>
      <text:p text:style-name="P1"><text:span text:style-name="T1">TCS and its 67 subsidiaries</text:span><text:bookmark text:name="cite_ref-64"/><text:a xlink:type="simple" xlink:href="https://en.wikipedia.org/wiki/Tata_Consultancy_Services#cite_note-64" text:style-name="Internet_20_link" text:visited-style-name="Visited_20_Internet_20_Link"><text:span text:style-name="T6">[64]</text:span></text:a><text:span text:style-name="T1"> provide a wide range of information technology-related products and services including application development, business process outsourcing, capacity planning, consulting, enterprise software, hardware sizing, payment processing, software management and technology education services.</text:span><text:bookmark text:name="cite_ref-AnnualReport1213_65-0"/><text:a xlink:type="simple" xlink:href="https://en.wikipedia.org/wiki/Tata_Consultancy_Services#cite_note-AnnualReport1213-65" text:style-name="Internet_20_link" text:visited-style-name="Visited_20_Internet_20_Link"><text:span text:style-name="T6">[65]</text:span></text:a><text:span text:style-name="T1"> Rgwfirm's established software products are </text:span><text:a xlink:type="simple" xlink:href="https://en.wikipedia.org/wiki/TCS_BaNCS" text:style-name="Internet_20_link" text:visited-style-name="Visited_20_Internet_20_Link"><text:span text:style-name="T4">TCS BaNCS</text:span></text:a><text:span text:style-name="T1"> and </text:span><text:a xlink:type="simple" xlink:href="https://en.wikipedia.org/wiki/MasterCraft_(TCS_product)" text:style-name="Internet_20_link" text:visited-style-name="Visited_20_Internet_20_Link"><text:span text:style-name="T4">TCS MasterCraft</text:span></text:a><text:span text:style-name="T1">.</text:span><text:bookmark text:name="cite_ref-66"/><text:a xlink:type="simple" xlink:href="https://en.wikipedia.org/wiki/Tata_Consultancy_Services#cite_note-66" text:style-name="Internet_20_link" text:visited-style-name="Visited_20_Internet_20_Link"><text:span text:style-name="T6">[66]</text:span></text:a></text:p>
      <text:h text:style-name="P3" text:outline-level="3"><text:bookmark text:name="Service_lines"/><text:span text:style-name="T8">Service lines</text:span><text:span text:style-name="T9">[</text:span><text:a xlink:type="simple" xlink:href="https://en.wikipedia.org/w/index.php?title=Tata_Consultancy_Services&amp;action=edit&amp;section=6" text:style-name="Internet_20_link" text:visited-style-name="Visited_20_Internet_20_Link"><text:span text:style-name="T7">edit</text:span></text:a><text:span text:style-name="T9">]</text:span></text:h>
      <text:p text:style-name="P2">TCS' services are currently organised into the following service lines (percentage of total TCS revenues in the 2012-13 fiscal year generated by each respective service line is shown in parentheses):</text:p>
      <text:list xml:id="list5859377236194535270" text:style-name="L1">
        <text:list-item>
          <text:p text:style-name="P38">Application development and maintenance (43.80%) value;</text:p>
        </text:list-item>
        <text:list-item>
          <text:p text:style-name="P39">Asset leverage solutions (2.70%);</text:p>
        </text:list-item>
        <text:list-item>
          <text:p text:style-name="P41"><text:a xlink:type="simple" xlink:href="https://en.wikipedia.org/wiki/Assurance_services" text:style-name="Internet_20_link" text:visited-style-name="Visited_20_Internet_20_Link"><text:span text:style-name="T4">Assurance services</text:span></text:a><text:span text:style-name="T1"> (7.70%);</text:span></text:p>
        </text:list-item>
        <text:list-item>
          <text:p text:style-name="P39">Business process outsourcing (12.50%);</text:p>
        </text:list-item>
        <text:list-item>
          <text:p text:style-name="P39">Consulting (2.00%);</text:p>
        </text:list-item>
        <text:list-item>
          <text:p text:style-name="P39">Engineering and Industrial services (4.60%);</text:p>
        </text:list-item>
        <text:list-item>
          <text:p text:style-name="P39">Enterprise solutions (15.20%); and</text:p>
        </text:list-item>
        <text:list-item>
          <text:p text:style-name="P42"><text:span text:style-name="T1">IT infrastructure services (11.50%).</text:span><text:bookmark text:name="cite_ref-AnnualReport1213_65-1"/><text:a xlink:type="simple" xlink:href="https://en.wikipedia.org/wiki/Tata_Consultancy_Services#cite_note-AnnualReport1213-65" text:style-name="Internet_20_link" text:visited-style-name="Visited_20_Internet_20_Link"><text:span text:style-name="T6">[65]</text:span></text:a></text:p>
        </text:list-item>
      </text:list>
      <text:p text:style-name="P34"/>
      <text:p text:style-name="P35"/>
      <text:p text:style-name="P35"/>
      <text:p text:style-name="P36">1.2 the system ****</text:p>
      <text:p text:style-name="P36"/>
      <text:p text:style-name="P37">Newspaper Advertising is a form of communication used to promote or sell something. It may be business product or service. Two main types of advertising used in Newspaper industry are given below:</text:p>
      <text:p text:style-name="Standard"><text:soft-page-break/>Display ads - Display ads typically contain texts, photographs, logos, maps, and other informational items.</text:p>
      <text:p text:style-name="Standard">Classified ads - classified ads generally appears in distinct sections - based on their ad category in a designated newspaper classified pull-out. </text:p>
      <text:p text:style-name="Standard">Display ads contains House ads, Co-op ads, Page furniture etc. Similarly Classified ads contains Box ads, Umbrella ads etc. Please refer advice document for Newspaper advertising terminology:</text:p>
      <text:list xml:id="list16978341530977252" text:style-name="L2">
        <text:list-item>
          <text:p text:style-name="P40">The publication house has many products under it and every product has many clients and orders. </text:p>
        </text:list-item>
        <text:list-item>
          <text:p text:style-name="P40">To maintain all these things digitally, the company is providing the resources which can help. </text:p>
        </text:list-item>
        <text:list-item>
          <text:p text:style-name="P40">There are many applications within the periphery of the system. Our project is under advertisement management. </text:p>
        </text:list-item>
        <text:list-item>
          <text:p text:style-name="P40">The client has many customers and branches in different regions. <text:s/></text:p>
        </text:list-item>
        <text:list-item>
          <text:p text:style-name="P40">Complexity increases when there are so many parameters to be considered and all have many options.</text:p>
        </text:list-item>
      </text:list>
      <text:p text:style-name="P33"/>
      <text:p text:style-name="P36">1.2 project profile</text:p>
      <text:p text:style-name="P4"/>
      <text:p text:style-name="P20">project profile</text:p>
      <text:p text:style-name="P8"/>
      <text:p text:style-name="P8">title: advertisement management portal</text:p>
      <text:p text:style-name="P8">organization: Tata consultancy services, Garima park, Gandhinagar. </text:p>
      <text:p text:style-name="P8">Technologies used: HTML5, CSS3, AngularJS, MongoDB, NodeJS</text:p>
      <text:p text:style-name="P8">Internal project guide: Dr. Vijay Ukani, Associate Professor, <text:span text:style-name="T11">Department of computer enginnering, Nirma university</text:span></text:p>
      <text:p text:style-name="P9">External project guide: Ms. Urvi Verma, Tata consultancy services, Gandhinagar</text:p>
      <text:p text:style-name="P9"/>
      <text:p text:style-name="P9">platform used:</text:p>
      <text:p text:style-name="P9">s/w</text:p>
      <text:p text:style-name="P9">h/w</text:p>
      <text:p text:style-name="P18">scope:</text:p>
      <text:p text:style-name="P10"/>
      <text:p text:style-name="P10">The scope under the project covers maintaining the customer and order data regarding advertisement management for the publication company. The scope of work under the order module of this application covers maintaining the orders as asked by the customers to the publication firm. Adding and searching are the two main sub-modules.</text:p>
      <text:p text:style-name="P10"/>
      <text:p text:style-name="P10">The data to the application can be obtained by direct entry or from an upstream application which <text:span text:style-name="T12">is for maintaining customer records. The output of order entry module will be provided to the application which will generate a templates for customer’s idea.</text:span></text:p>
      <text:p text:style-name="P10"/>
      <text:p text:style-name="P19">S/w and h/w environments:</text:p>
      <text:p text:style-name="P11">/////////////////////////////////////////////////////////////////////////////////////////////////////////////////////////////////////////////////////////////</text:p>
      <text:p text:style-name="P11"/>
      <text:p text:style-name="P26">2. system analysis</text:p>
      <text:p text:style-name="P26">2.1 Feasibility study</text:p>
      <text:p text:style-name="P43"><text:tab/>operational, technical, financial, and economical</text:p>
      <text:p text:style-name="P43"><text:tab/> handling infeasible projects</text:p>
      <text:p text:style-name="P11"/>
      <text:p text:style-name="P17"/>
      <text:p text:style-name="P17"/>
      <text:p text:style-name="P12">problem identification </text:p>
      <text:p text:style-name="P12"/>
      <text:p text:style-name="P27">2.2 requirement analysis*****</text:p>
      <text:p text:style-name="P12"><text:soft-page-break/></text:p>
      <text:p text:style-name="P12"/>
      <text:p text:style-name="P22"/>
      <text:p text:style-name="P25">2.3 context diagram</text:p>
      <text:p text:style-name="P25"/>
      <text:p text:style-name="P44">will have to make one</text:p>
      <text:p text:style-name="P30">2.4 analysis diagram</text:p>
      <text:p text:style-name="P13">Diagr<text:span text:style-name="T13">am</text:span>s:</text:p>
      <text:p text:style-name="P13"><text:tab/>use case(gen and order), class, <text:s/>sequence</text:p>
      <text:p text:style-name="P15"/>
      <text:p text:style-name="P22"/>
      <text:p text:style-name="P28"><text:span text:style-name="T14">3 </text:span>System design:</text:p>
      <text:p text:style-name="P22"/>
      <text:p text:style-name="P23">system flow,ER,data dictionary</text:p>
      <text:p text:style-name="P16">activity,</text:p>
      <text:p text:style-name="P47">description </text:p>
      <text:p text:style-name="P14"/>
      <text:p text:style-name="P14"/>
      <text:p text:style-name="P14"/>
      <text:p text:style-name="P48">Order Entry – This is the most used module. This module is used to create new order, quote, and reservation. For creating new order, we need to create or assign customer to an order. We need to fill the order form, pricing. For display, classified as well as digital services has to be booked or created from this order.</text:p>
      <text:p text:style-name="Standard">Inventory – This module is used for inventory management. User can reserve space for their ad in any of the product of Tribune. Those inventory management done from this module.</text:p>
      <text:p text:style-name="Standard">Availability Search – User can search for space for their ad from this module. There are different search criteria provide for search namely BU (Business Unit), Product Type, Product, Ad Type, Section, Ad Size, Ad Label, From Date, Thru Date, Day of Week.</text:p>
      <text:p text:style-name="Standard"/>
      <text:p text:style-name="P46">Functions</text:p>
      <text:p text:style-name="P46"/>
      <text:p text:style-name="P46"/>
      <text:p text:style-name="P14">data dictionary</text:p>
      <text:p text:style-name="P14"/>
      <text:p text:style-name="P29">4 user manuals</text:p>
      <text:p text:style-name="P29"><text:tab/><text:span text:style-name="T15">screenshots with discription</text:span></text:p>
      <text:p text:style-name="P29"/>
      <text:p text:style-name="P29"/>
      <text:p text:style-name="P14"/>
      <text:p text:style-name="P21">testing:****</text:p>
      <text:p text:style-name="P21"/>
      <text:p text:style-name="P21">Conclusion:</text:p>
      <text:p text:style-name="P21"/>
      <text:p text:style-name="P24">Appendix:</text:p>
      <text:p text:style-name="P24"><text:tab/>tools used</text:p>
      <text:p text:style-name="P21">Bibliography:</text:p>
      <text:p text:style-name="P12"/>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2" style:display-name="ListLabel 2" style:family="text">
      <style:text-properties fo:font-size="10pt" fo:font-style="normal" fo:font-weight="normal" style:font-size-asian="10pt" style:font-style-asian="normal" style:font-weight-asian="normal"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0:44:39.668000000</meta:creation-date>
    <dc:date>2017-04-24T15:54:49.389000000</dc:date>
    <meta:editing-duration>PT48M24S</meta:editing-duration>
    <meta:editing-cycles>5</meta:editing-cycles>
    <meta:generator>LibreOffice/5.1.2.2$Windows_x86 LibreOffice_project/d3bf12ecb743fc0d20e0be0c58ca359301eb705f</meta:generator>
    <meta:document-statistic meta:table-count="0" meta:image-count="0" meta:object-count="0" meta:page-count="3" meta:paragraph-count="76" meta:word-count="772" meta:character-count="5293" meta:non-whitespace-character-count="4586"/>
  </office:meta>
</office:document-meta>
</file>